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svg:stroke-color="#000000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svg:stroke-color="#000000" draw:marker-end="Circle" draw:marker-end-width="0.3cm" draw:fill="solid" draw:fill-color="#ffffff" draw:textarea-vertical-align="middle"/>
    </style:style>
    <style:style style:name="gr5" style:family="graphic" style:parent-style-name="standard">
      <style:graphic-properties svg:stroke-color="#000000" draw:marker-end="" draw:marker-end-width="0.3cm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93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>
      <style:paragraph-properties fo:text-align="start"/>
      <style:text-properties fo:font-size="12pt" style:font-size-asian="18pt" style:font-size-complex="18pt"/>
    </style:style>
    <style:style style:name="P8" style:family="paragraph">
      <style:paragraph-properties fo:text-align="center"/>
      <style:text-properties fo:font-size="10pt" style:font-size-asian="18pt" style:font-size-complex="18pt"/>
    </style:style>
    <style:style style:name="P9" style:family="paragraph">
      <style:paragraph-properties fo:text-align="center"/>
      <style:text-properties fo:font-size="12pt" fo:font-style="normal" style:font-size-asian="18pt" style:font-style-asian="normal" style:font-size-complex="18pt" style:font-style-complex="normal"/>
    </style:style>
    <style:style style:name="P10" style:family="paragraph">
      <style:text-properties fo:font-size="10pt" style:font-size-asian="18pt" style:font-size-complex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0pt" style:font-size-asian="14pt" style:font-size-complex="14pt"/>
    </style:style>
    <style:style style:name="T5" style:family="text">
      <style:text-properties fo:font-size="12pt" fo:font-style="normal" style:font-size-asian="18pt" style:font-style-asian="normal" style:font-size-complex="18pt" style:font-style-complex="normal"/>
    </style:style>
    <style:style style:name="T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wn" draw:style-name="dp1" draw:master-page-name="Default">
        <draw:g xml:id="id10" draw:id="id10">
          <draw:rect draw:style-name="gr1" draw:text-style-name="P2" draw:layer="layout" svg:width="2.54cm" svg:height="0.616cm" svg:x="17.528cm" svg:y="2.996cm">
            <text:p text:style-name="P1"><text:span text:style-name="T1">TOWN</text:span></text:p>
          </draw:rect>
          <draw:rect draw:style-name="gr2" draw:text-style-name="P2" draw:layer="layout" svg:width="2.522cm" svg:height="0.669cm" svg:x="17.537cm" svg:y="3.608cm">
            <text:p/>
          </draw:rect>
          <draw:rect draw:style-name="gr1" draw:text-style-name="P4" draw:layer="layout" svg:width="2.522cm" svg:height="0.669cm" svg:x="17.537cm" svg:y="4.232cm">
            <text:p text:style-name="P3"><text:span text:style-name="T2">+createHero()</text:span></text:p>
          </draw:rect>
        </draw:g>
        <draw:g xml:id="id1" draw:id="id1">
          <draw:rect draw:style-name="gr1" draw:text-style-name="P6" draw:layer="layout" svg:width="2.687cm" svg:height="0.616cm" svg:x="12.204cm" svg:y="15.101cm">
            <text:p text:style-name="P5"><text:span text:style-name="T3">ARENA</text:span></text:p>
          </draw:rect>
          <draw:rect draw:style-name="gr2" draw:text-style-name="P2" draw:layer="layout" svg:width="2.669cm" svg:height="0.669cm" svg:x="12.213cm" svg:y="15.713cm">
            <text:p/>
          </draw:rect>
          <draw:rect draw:style-name="gr2" draw:text-style-name="P4" draw:layer="layout" svg:width="2.669cm" svg:height="0.669cm" svg:x="12.213cm" svg:y="16.337cm">
            <text:p/>
          </draw:rect>
        </draw:g>
        <draw:g xml:id="id4" draw:id="id4">
          <draw:rect draw:style-name="gr1" draw:text-style-name="P6" draw:layer="layout" svg:width="2.54cm" svg:height="0.616cm" svg:x="15.712cm" svg:y="15.101cm">
            <text:p text:style-name="P5"><text:span text:style-name="T3">MONASTERY</text:span></text:p>
          </draw:rect>
          <draw:rect draw:style-name="gr2" draw:text-style-name="P2" draw:layer="layout" svg:width="2.522cm" svg:height="0.669cm" svg:x="15.721cm" svg:y="15.713cm">
            <text:p/>
          </draw:rect>
          <draw:rect draw:style-name="gr2" draw:text-style-name="P4" draw:layer="layout" svg:width="2.522cm" svg:height="0.669cm" svg:x="15.721cm" svg:y="16.337cm">
            <text:p/>
          </draw:rect>
        </draw:g>
        <draw:g xml:id="id5" draw:id="id5">
          <draw:rect draw:style-name="gr1" draw:text-style-name="P6" draw:layer="layout" svg:width="2.54cm" svg:height="0.616cm" svg:x="19.147cm" svg:y="15.101cm">
            <text:p text:style-name="P5"><text:span text:style-name="T3">ARCANEUM</text:span></text:p>
          </draw:rect>
          <draw:rect draw:style-name="gr2" draw:text-style-name="P2" draw:layer="layout" svg:width="2.522cm" svg:height="0.669cm" svg:x="19.156cm" svg:y="15.713cm">
            <text:p/>
          </draw:rect>
          <draw:rect draw:style-name="gr2" draw:text-style-name="P4" draw:layer="layout" svg:width="2.522cm" svg:height="0.669cm" svg:x="19.156cm" svg:y="16.337cm">
            <text:p/>
          </draw:rect>
        </draw:g>
        <draw:g xml:id="id3" draw:id="id3">
          <draw:rect draw:style-name="gr1" draw:text-style-name="P6" draw:layer="layout" svg:width="2.717cm" svg:height="0.635cm" svg:x="22.58cm" svg:y="15.101cm">
            <text:p text:style-name="P5"><text:span text:style-name="T3">ROGUES_DEN</text:span></text:p>
          </draw:rect>
          <draw:rect draw:style-name="gr2" draw:text-style-name="P2" draw:layer="layout" svg:width="2.707cm" svg:height="0.669cm" svg:x="22.59cm" svg:y="15.713cm">
            <text:p/>
          </draw:rect>
          <draw:rect draw:style-name="gr2" draw:text-style-name="P4" draw:layer="layout" svg:width="2.707cm" svg:height="0.669cm" svg:x="22.59cm" svg:y="16.337cm">
            <text:p/>
          </draw:rect>
        </draw:g>
        <draw:connector draw:style-name="gr3" draw:text-style-name="P2" draw:layer="layout" svg:x1="13.547cm" svg:y1="15.101cm" svg:x2="18.671cm" svg:y2="12.449cm" draw:start-shape="id1" draw:start-glue-point="0" draw:end-shape="id2" draw:end-glue-point="2" svg:d="m13547 15101v-1326h5124v-1326">
          <text:p/>
        </draw:connector>
        <draw:connector draw:style-name="gr3" draw:text-style-name="P2" draw:layer="layout" svg:x1="23.938cm" svg:y1="15.101cm" svg:x2="18.671cm" svg:y2="12.449cm" draw:start-shape="id3" draw:start-glue-point="0" draw:end-shape="id2" draw:end-glue-point="2" svg:d="m23938 15101v-1326h-5267v-1326">
          <text:p/>
        </draw:connector>
        <draw:connector draw:style-name="gr3" draw:text-style-name="P2" draw:layer="layout" svg:x1="16.982cm" svg:y1="15.101cm" svg:x2="18.671cm" svg:y2="12.449cm" draw:start-shape="id4" draw:start-glue-point="0" draw:end-shape="id2" draw:end-glue-point="2" svg:d="m16982 15101v-1326h1689v-1326">
          <text:p/>
        </draw:connector>
        <draw:connector draw:style-name="gr3" draw:text-style-name="P2" draw:layer="layout" draw:line-skew="0.001cm" svg:x1="20.417cm" svg:y1="15.101cm" svg:x2="18.671cm" svg:y2="12.449cm" draw:start-shape="id5" draw:start-glue-point="0" draw:end-shape="id2" draw:end-glue-point="2" svg:d="m20417 15101v-1325h-1746v-1327">
          <text:p/>
        </draw:connector>
        <draw:rect draw:style-name="gr1" draw:text-style-name="P2" draw:layer="layout" svg:width="2.54cm" svg:height="0.635cm" svg:x="3.741cm" svg:y="1.493cm">
          <text:p text:style-name="P1"><text:span text:style-name="T1">[PERSON]</text:span></text:p>
        </draw:rect>
        <draw:rect draw:style-name="gr2" draw:text-style-name="P2" draw:layer="layout" svg:width="2.54cm" svg:height="0.635cm" svg:x="3.75cm" svg:y="2.105cm">
          <text:p/>
        </draw:rect>
        <draw:rect draw:style-name="gr2" draw:text-style-name="P4" xml:id="id7" draw:id="id7" draw:layer="layout" svg:width="2.54cm" svg:height="0.635cm" svg:x="3.75cm" svg:y="2.729cm">
          <text:p/>
        </draw:rect>
        <draw:g xml:id="id6" draw:id="id6">
          <draw:rect draw:style-name="gr1" draw:text-style-name="P2" draw:layer="layout" svg:width="2.54cm" svg:height="1.022cm" svg:x="7.394cm" svg:y="3.28cm">
            <text:p text:style-name="P1"><text:span text:style-name="T1">HERO</text:span></text:p>
          </draw:rect>
          <draw:rect draw:style-name="gr1" draw:text-style-name="P7" draw:layer="layout" svg:width="2.54cm" svg:height="0.635cm" svg:x="7.394cm" svg:y="4.265cm">
            <text:p text:style-name="P3"><text:span text:style-name="T4">-traits[]</text:span></text:p>
          </draw:rect>
          <draw:rect draw:style-name="gr1" draw:text-style-name="P4" draw:layer="layout" svg:width="2.54cm" svg:height="1.102cm" svg:x="7.394cm" svg:y="4.915cm">
            <text:p text:style-name="P3"><text:span text:style-name="T2">+delete()</text:span></text:p>
            <text:p text:style-name="P3"><text:span text:style-name="T2">+save()</text:span></text:p>
          </draw:rect>
        </draw:g>
        <draw:connector draw:style-name="gr3" draw:text-style-name="P8" draw:layer="layout" svg:x1="7.378cm" svg:y1="5.093cm" svg:x2="5.02cm" svg:y2="3.364cm" draw:start-shape="id6" draw:start-glue-point="3" draw:end-shape="id7" draw:end-glue-point="2" svg:d="m7378 5093h-2358v-1729">
          <text:p/>
        </draw:connector>
        <draw:g xml:id="id8" draw:id="id8">
          <draw:rect draw:style-name="gr1" draw:text-style-name="P2" draw:layer="layout" svg:width="2.54cm" svg:height="0.635cm" svg:x="7.378cm" svg:y="7.328cm">
            <text:p text:style-name="P1"><text:span text:style-name="T1">NPC</text:span></text:p>
          </draw:rect>
          <draw:rect draw:style-name="gr2" draw:text-style-name="P2" draw:layer="layout" svg:width="2.54cm" svg:height="0.635cm" svg:x="7.387cm" svg:y="7.94cm">
            <text:p/>
          </draw:rect>
          <draw:rect draw:style-name="gr2" draw:text-style-name="P4" draw:layer="layout" svg:width="2.54cm" svg:height="0.635cm" svg:x="7.387cm" svg:y="8.564cm">
            <text:p/>
          </draw:rect>
        </draw:g>
        <draw:connector draw:style-name="gr3" draw:text-style-name="P8" draw:layer="layout" svg:x1="7.378cm" svg:y1="8.263cm" svg:x2="5.02cm" svg:y2="3.364cm" draw:start-shape="id8" draw:start-glue-point="3" draw:end-shape="id7" draw:end-glue-point="2" svg:d="m7378 8263h-2358v-4899">
          <text:p/>
        </draw:connector>
        <draw:g xml:id="id9" draw:id="id9">
          <draw:rect draw:style-name="gr1" draw:text-style-name="P6" draw:layer="layout" svg:width="2.54cm" svg:height="0.616cm" svg:x="17.529cm" svg:y="6.497cm">
            <text:p text:style-name="P1"><text:span text:style-name="T3">[BUILDING]</text:span></text:p>
          </draw:rect>
          <draw:rect draw:style-name="gr1" draw:text-style-name="P4" draw:layer="layout" svg:width="2.53cm" svg:height="0.669cm" svg:x="17.538cm" svg:y="7.109cm">
            <text:p text:style-name="P3"><text:span text:style-name="T2">Innkeeper</text:span></text:p>
          </draw:rect>
          <draw:rect draw:style-name="gr1" draw:text-style-name="P4" draw:layer="layout" svg:width="2.54cm" svg:height="1.016cm" svg:x="17.538cm" svg:y="7.733cm">
            <text:p text:style-name="P3"><text:span text:style-name="T2">+enter()</text:span></text:p>
          </draw:rect>
        </draw:g>
        <draw:connector draw:style-name="gr4" draw:text-style-name="P8" draw:layer="layout" svg:x1="18.803cm" svg:y1="6.497cm" svg:x2="18.798cm" svg:y2="4.901cm" draw:start-shape="id9" draw:start-glue-point="0" draw:end-shape="id10" draw:end-glue-point="2" svg:d="m18803 6497v-798h-5v-798">
          <text:p/>
        </draw:connector>
        <draw:g xml:id="id12" draw:id="id12">
          <draw:rect draw:style-name="gr1" draw:text-style-name="P6" draw:layer="layout" svg:width="2.54cm" svg:height="0.616cm" svg:x="20.765cm" svg:y="10.197cm">
            <text:p text:style-name="P1"><text:span text:style-name="T3">STORE</text:span></text:p>
          </draw:rect>
          <draw:rect draw:style-name="gr1" draw:text-style-name="P4" draw:layer="layout" svg:width="2.53cm" svg:height="0.669cm" svg:x="20.774cm" svg:y="10.809cm">
            <text:p text:style-name="P3"><text:span text:style-name="T2">-Storekeeper</text:span></text:p>
          </draw:rect>
          <draw:rect draw:style-name="gr1" draw:text-style-name="P4" draw:layer="layout" svg:width="2.54cm" svg:height="1.016cm" svg:x="20.774cm" svg:y="11.433cm">
            <text:p text:style-name="P3"><text:span text:style-name="T2">+buy()</text:span></text:p>
            <text:p text:style-name="P3"><text:span text:style-name="T2">+sell()</text:span></text:p>
          </draw:rect>
        </draw:g>
        <draw:connector draw:style-name="gr5" draw:text-style-name="P8" draw:layer="layout" svg:x1="9.927cm" svg:y1="5.093cm" svg:x2="17.528cm" svg:y2="3.948cm" draw:start-shape="id6" draw:start-glue-point="1" draw:end-shape="id10" draw:end-glue-point="3" svg:d="m9927 5093h3801v-1145h3800">
          <text:p/>
        </draw:connector>
        <draw:connector draw:style-name="gr5" draw:text-style-name="P8" draw:layer="layout" svg:x1="9.927cm" svg:y1="8.263cm" svg:x2="17.529cm" svg:y2="7.623cm" draw:start-shape="id8" draw:start-glue-point="1" draw:end-shape="id9" draw:end-glue-point="3" svg:d="m9927 8263h3801v-640h3801">
          <text:p/>
        </draw:connector>
        <draw:g xml:id="id11" draw:id="id11">
          <draw:rect draw:style-name="gr1" draw:text-style-name="P6" draw:layer="layout" svg:width="2.54cm" svg:height="0.616cm" svg:x="14.03cm" svg:y="10.197cm">
            <text:p text:style-name="P1"><text:span text:style-name="T3">INN</text:span></text:p>
          </draw:rect>
          <draw:rect draw:style-name="gr1" draw:text-style-name="P4" draw:layer="layout" svg:width="2.53cm" svg:height="0.669cm" svg:x="14.039cm" svg:y="10.809cm">
            <text:p text:style-name="P3"><text:span text:style-name="T2">Innkeeper</text:span></text:p>
          </draw:rect>
          <draw:rect draw:style-name="gr2" draw:text-style-name="P4" draw:layer="layout" svg:width="2.54cm" svg:height="1.016cm" svg:x="14.039cm" svg:y="11.433cm">
            <text:p/>
          </draw:rect>
        </draw:g>
        <draw:connector draw:style-name="gr3" draw:text-style-name="P8" draw:layer="layout" svg:x1="15.304cm" svg:y1="10.197cm" svg:x2="18.803cm" svg:y2="8.749cm" draw:start-shape="id11" draw:start-glue-point="0" draw:end-shape="id9" draw:end-glue-point="2" svg:d="m15304 10197v-724h3499v-724">
          <text:p/>
        </draw:connector>
        <draw:connector draw:style-name="gr3" draw:text-style-name="P8" draw:layer="layout" svg:x1="18.802cm" svg:y1="10.197cm" svg:x2="18.803cm" svg:y2="8.749cm" draw:end-shape="id9" draw:end-glue-point="2" svg:d="m18802 10197v-473h1v-975">
          <text:p/>
        </draw:connector>
        <draw:connector draw:style-name="gr3" draw:text-style-name="P8" draw:layer="layout" svg:x1="22.039cm" svg:y1="10.197cm" svg:x2="18.803cm" svg:y2="8.749cm" draw:start-shape="id12" draw:start-glue-point="0" draw:end-shape="id9" draw:end-glue-point="2" svg:d="m22039 10197v-724h-3236v-724">
          <text:p/>
        </draw:connector>
        <draw:g xml:id="id13" draw:id="id13">
          <draw:rect draw:style-name="gr1" draw:text-style-name="P2" draw:layer="layout" svg:width="2.54cm" svg:height="0.616cm" svg:x="23.528cm" svg:y="2.997cm">
            <text:p text:style-name="P1"><text:span text:style-name="T1">DUNGEON</text:span></text:p>
          </draw:rect>
          <draw:rect draw:style-name="gr2" draw:text-style-name="P2" draw:layer="layout" svg:width="2.522cm" svg:height="0.669cm" svg:x="23.537cm" svg:y="3.609cm">
            <text:p/>
          </draw:rect>
          <draw:rect draw:style-name="gr2" draw:text-style-name="P4" draw:layer="layout" svg:width="2.522cm" svg:height="0.669cm" svg:x="23.537cm" svg:y="4.233cm">
            <text:p/>
          </draw:rect>
        </draw:g>
        <draw:connector draw:style-name="gr5" draw:text-style-name="P8" draw:layer="layout" svg:x1="20.068cm" svg:y1="3.948cm" svg:x2="23.528cm" svg:y2="3.949cm" draw:start-shape="id10" draw:start-glue-point="1" draw:end-shape="id13" draw:end-glue-point="3" svg:d="m20068 3948h1730v1h1730">
          <text:p/>
        </draw:connector>
        <draw:g xml:id="id2" draw:id="id2">
          <draw:rect draw:style-name="gr1" draw:text-style-name="P9" draw:layer="layout" svg:width="2.54cm" svg:height="0.616cm" svg:x="17.397cm" svg:y="10.197cm">
            <text:p text:style-name="P1"><text:span text:style-name="T5">[</text:span><text:span text:style-name="T6">GUILD</text:span><text:span text:style-name="T5">]</text:span></text:p>
          </draw:rect>
          <draw:rect draw:style-name="gr1" draw:text-style-name="P4" draw:layer="layout" svg:width="2.54cm" svg:height="0.613cm" svg:x="17.406cm" svg:y="11.836cm">
            <text:p text:style-name="P3"><text:span text:style-name="T2">+joinGuild()</text:span></text:p>
          </draw:rect>
          <draw:rect draw:style-name="gr1" draw:text-style-name="P4" draw:layer="layout" svg:width="2.54cm" svg:height="1.016cm" svg:x="17.406cm" svg:y="10.809cm">
            <text:p text:style-name="P3"><text:span text:style-name="T2">-GuildMaster</text:span></text:p>
            <text:p text:style-name="P3"><text:span text:style-name="T2">-guildName</text:span></text:p>
          </draw:rect>
        </draw:g>
        <draw:frame draw:style-name="gr6" draw:text-style-name="P10" draw:layer="layout" svg:width="0.697cm" svg:height="0.645cm" svg:x="13.302cm" svg:y="10.658cm">
          <draw:text-box>
            <text:p><text:span text:style-name="T7">1</text:span></text:p>
          </draw:text-box>
        </draw:frame>
        <draw:frame draw:style-name="gr6" draw:text-style-name="P10" draw:layer="layout" svg:width="0.697cm" svg:height="0.645cm" svg:x="18.78cm" svg:y="5.807cm">
          <draw:text-box>
            <text:p><text:span text:style-name="T7">7</text:span></text:p>
          </draw:text-box>
        </draw:frame>
        <draw:frame draw:style-name="gr6" draw:text-style-name="P10" draw:layer="layout" svg:width="0.934cm" svg:height="0.645cm" svg:x="9.977cm" svg:y="7.621cm">
          <draw:text-box>
            <text:p><text:span text:style-name="T7">6,*</text:span></text:p>
          </draw:text-box>
        </draw:frame>
        <draw:frame draw:style-name="gr6" draw:text-style-name="P10" draw:layer="layout" svg:width="0.697cm" svg:height="0.645cm" svg:x="16.811cm" svg:y="3.267cm">
          <draw:text-box>
            <text:p><text:span text:style-name="T7">1</text:span></text:p>
          </draw:text-box>
        </draw:frame>
        <draw:frame draw:style-name="gr6" draw:text-style-name="P10" draw:layer="layout" svg:width="0.697cm" svg:height="0.645cm" svg:x="20.085cm" svg:y="3.267cm">
          <draw:text-box>
            <text:p><text:span text:style-name="T7">1</text:span></text:p>
          </draw:text-box>
        </draw:frame>
        <draw:frame draw:style-name="gr6" draw:text-style-name="P10" draw:layer="layout" svg:width="0.697cm" svg:height="0.645cm" svg:x="22.808cm" svg:y="3.947cm">
          <draw:text-box>
            <text:p><text:span text:style-name="T7">1</text:span></text:p>
          </draw:text-box>
        </draw:frame>
        <draw:frame draw:style-name="gr6" draw:text-style-name="P10" draw:layer="layout" svg:width="0.697cm" svg:height="0.645cm" svg:x="17.964cm" svg:y="4.916cm">
          <draw:text-box>
            <text:p><text:span text:style-name="T7">1</text:span></text:p>
          </draw:text-box>
        </draw:frame>
        <draw:frame draw:style-name="gr6" draw:text-style-name="P10" draw:layer="layout" svg:width="0.934cm" svg:height="0.645cm" svg:x="9.952cm" svg:y="4.532cm">
          <draw:text-box>
            <text:p><text:span text:style-name="T7">0,*</text:span></text:p>
          </draw:text-box>
        </draw:frame>
        <draw:connector draw:style-name="gr5" draw:text-style-name="P8" draw:layer="layout" svg:x1="9.928cm" svg:y1="11.764cm" svg:x2="14.03cm" svg:y2="11.323cm" draw:start-shape="id14" draw:start-glue-point="1" draw:end-shape="id11" draw:end-glue-point="3" svg:d="m9928 11764h2051v-441h2051">
          <text:p/>
        </draw:connector>
        <draw:g>
          <draw:g xml:id="id14" draw:id="id14">
            <draw:rect draw:style-name="gr1" draw:text-style-name="P2" draw:layer="layout" svg:width="2.54cm" svg:height="0.635cm" svg:x="7.379cm" svg:y="10.829cm">
              <text:p text:style-name="P1"><text:span text:style-name="T1">PATRON</text:span></text:p>
            </draw:rect>
            <draw:rect draw:style-name="gr2" draw:text-style-name="P2" draw:layer="layout" svg:width="2.54cm" svg:height="0.635cm" svg:x="7.388cm" svg:y="11.441cm">
              <text:p/>
            </draw:rect>
            <draw:rect draw:style-name="gr2" draw:text-style-name="P4" draw:layer="layout" svg:width="2.54cm" svg:height="0.635cm" svg:x="7.388cm" svg:y="12.065cm">
              <text:p/>
            </draw:rect>
          </draw:g>
          <draw:frame draw:style-name="gr6" draw:text-style-name="P10" draw:layer="layout" svg:width="0.934cm" svg:height="0.645cm" svg:x="9.903cm" svg:y="11.059cm">
            <draw:text-box>
              <text:p><text:span text:style-name="T7">0,*</text:span></text:p>
            </draw:text-box>
          </draw:frame>
        </draw:g>
        <draw:connector draw:style-name="gr3" draw:text-style-name="P8" draw:layer="layout" svg:x1="8.653cm" svg:y1="10.829cm" svg:x2="8.652cm" svg:y2="9.199cm" draw:start-shape="id14" draw:start-glue-point="0" draw:end-shape="id8" draw:end-glue-point="2" svg:d="m8653 10829v-815h-1v-815">
          <text:p/>
        </draw:connector>
        <draw:frame draw:style-name="gr7" draw:text-style-name="P8" draw:layer="layout" svg:width="6.348cm" svg:height="1.185cm" svg:x="20.592cm" svg:y="1cm">
          <draw:text-box>
            <text:p text:style-name="P1">TOWN OVERVIEW</text:p>
          </draw:text-box>
        </draw:frame>
        <draw:g xml:id="id15" draw:id="id15">
          <draw:rect draw:style-name="gr1" draw:text-style-name="P6" draw:layer="layout" svg:width="2.54cm" svg:height="0.616cm" svg:x="24.13cm" svg:y="10.196cm">
            <text:p text:style-name="P1"><text:span text:style-name="T3">BANK</text:span></text:p>
          </draw:rect>
          <draw:rect draw:style-name="gr1" draw:text-style-name="P4" draw:layer="layout" svg:width="2.53cm" svg:height="0.669cm" svg:x="24.139cm" svg:y="10.808cm">
            <text:p text:style-name="P3"><text:span text:style-name="T2">-Banker</text:span></text:p>
          </draw:rect>
          <draw:rect draw:style-name="gr1" draw:text-style-name="P4" draw:layer="layout" svg:width="2.54cm" svg:height="1.016cm" svg:x="24.139cm" svg:y="11.432cm">
            <text:p text:style-name="P3"><text:span text:style-name="T2">+getLoan()</text:span></text:p>
            <text:p text:style-name="P3"><text:span text:style-name="T2">+makeWill()</text:span></text:p>
          </draw:rect>
        </draw:g>
        <draw:connector draw:style-name="gr8" draw:text-style-name="P1" draw:layer="layout" svg:x1="25.404cm" svg:y1="10.196cm" svg:x2="18.803cm" svg:y2="8.749cm" draw:start-shape="id15" draw:start-glue-point="0" draw:end-shape="id9" draw:end-glue-point="2" svg:d="m25404 10196v-723h-6601v-7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C </meta:initial-creator>
    <meta:creation-date>2012-05-13T12:48:47</meta:creation-date>
    <meta:generator>OpenOffice.org/3.4$Unix OpenOffice.org_project/340m1$Build-9590</meta:generator>
    <dc:date>2012-06-05T15:03:59</dc:date>
    <dc:creator>ABC </dc:creator>
    <meta:editing-duration>PT4H20M45S</meta:editing-duration>
    <meta:editing-cycles>17</meta:editing-cycles>
    <meta:printed-by>ABC </meta:printed-by>
    <meta:print-date>2012-05-14T12:50:24</meta:print-date>
    <dc:title>Town Overview Class Diagram</dc:title>
    <meta:document-statistic meta:object-count="86"/>
  </office:meta>
</office:document-meta>
</file>